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0.00093" calcext:value-type="float">
            <text:p>0,000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.02468" calcext:value-type="float">
            <text:p>0,024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09592" calcext:value-type="float">
            <text:p>0,095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21557" calcext:value-type="float">
            <text:p>0,215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3824" calcext:value-type="float">
            <text:p>0,38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.593" calcext:value-type="float">
            <text:p>0,5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.85559" calcext:value-type="float">
            <text:p>0,855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.17784" calcext:value-type="float">
            <text:p>1,1778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.5207" calcext:value-type="float">
            <text:p>1,520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.93954" calcext:value-type="float">
            <text:p>1,9395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.43864" calcext:value-type="float">
            <text:p>2,4386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2.86386" calcext:value-type="float">
            <text:p>2,8638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.44685" calcext:value-type="float">
            <text:p>3,4468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3.9964" calcext:value-type="float">
            <text:p>3,996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4.63609" calcext:value-type="float">
            <text:p>4,636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5.3214" calcext:value-type="float">
            <text:p>5,32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6.06388" calcext:value-type="float">
            <text:p>6,0638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6.83808" calcext:value-type="float">
            <text:p>6,8380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8:08:33.1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10:34.930000000</dc:date>
    <meta:editing-duration>PT1H7M25S</meta:editing-duration>
    <meta:editing-cycles>5</meta:editing-cycles>
    <meta:generator>LibreOffice/7.6.4.1$Windows_X86_64 LibreOffice_project/e19e193f88cd6c0525a17fb7a176ed8e6a3e2aa1</meta:generator>
    <meta:document-statistic meta:table-count="1" meta:cell-count="49" meta:object-count="0"/>
  </office:meta>
</office:document-meta>
</file>